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c416" officeooo:paragraph-rsid="001cc416"/>
    </style:style>
    <style:style style:name="P2" style:family="paragraph" style:parent-style-name="Standard" style:list-style-name="L1">
      <style:text-properties officeooo:rsid="001cc416" officeooo:paragraph-rsid="001cc416"/>
    </style:style>
    <style:style style:name="P3" style:family="paragraph" style:parent-style-name="Standard" style:list-style-name="L1">
      <style:text-properties officeooo:rsid="001e564b" officeooo:paragraph-rsid="001e564b"/>
    </style:style>
    <style:style style:name="P4" style:family="paragraph" style:parent-style-name="Standard" style:list-style-name="L1">
      <style:text-properties fo:color="#0000cc" officeooo:rsid="001e564b" officeooo:paragraph-rsid="001e564b"/>
    </style:style>
    <style:style style:name="P5" style:family="paragraph" style:parent-style-name="Standard" style:list-style-name="L1">
      <style:text-properties fo:color="#0000cc" officeooo:rsid="001cc416" officeooo:paragraph-rsid="001cc416"/>
    </style:style>
    <style:style style:name="P6" style:family="paragraph" style:parent-style-name="Standard">
      <style:text-properties fo:color="#0000cc" officeooo:rsid="001cc416" officeooo:paragraph-rsid="001cc416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cc416" officeooo:paragraph-rsid="001cc416"/>
    </style:style>
    <style:style style:name="T1" style:family="text">
      <style:text-properties officeooo:rsid="0020b1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912057013333492" text:style-name="L1">
        <text:list-item>
          <text:p text:style-name="P2">inner join</text:p>
          <text:list>
            <text:list-item>
              <text:p text:style-name="P2">Example 1:</text:p>
              <text:list>
                <text:list-item>
                  <text:p text:style-name="P5">SELECT * FROM T1</text:p>
                </text:list-item>
                <text:list-item>
                  <text:p text:style-name="P5">INNER JOIN T2</text:p>
                </text:list-item>
                <text:list-item>
                  <text:p text:style-name="P5">ON T1.rank = T2.rank</text:p>
                </text:list-item>
              </text:list>
            </text:list-item>
          </text:list>
        </text:list-item>
        <text:list-item>
          <text:p text:style-name="P2">outer join</text:p>
          <text:list>
            <text:list-item>
              <text:p text:style-name="P2">left outer join</text:p>
              <text:list>
                <text:list-item>
                  <text:p text:style-name="P4">SELECT * FROM T1 LEFT OUTER JOIN T2</text:p>
                </text:list-item>
                <text:list-item>
                  <text:p text:style-name="P4">ON T1.name=T2.name</text:p>
                </text:list-item>
              </text:list>
            </text:list-item>
            <text:list-item>
              <text:p text:style-name="P2">right outer join</text:p>
              <text:list>
                <text:list-item>
                  <text:p text:style-name="P3">see above</text:p>
                </text:list-item>
              </text:list>
            </text:list-item>
            <text:list-item>
              <text:p text:style-name="P2">full outer join</text:p>
              <text:list>
                <text:list-item>
                  <text:p text:style-name="P3">returns all records in both tables, matching where match and NULL if no matching</text:p>
                </text:list-item>
                <text:list-item>
                  <text:p text:style-name="P4">SELECT * FROM T1 FULL OUTER JOIN T2 ON T1.<text:span text:style-name="T1">rank</text:span>=T2.<text:span text:style-name="T1">rank</text:span>;</text:p>
                  <text:p text:style-name="P4"/>
                </text:list-item>
                <text:list-item>
                  <text:p text:style-name="P3">NULL NULL <text:tab/><text:tab/>Private Ryan</text:p>
                </text:list-item>
                <text:list-item>
                  <text:p text:style-name="P3">Corporal Lewis <text:tab/>NULL NULL</text:p>
                </text:list-item>
                <text:list-item>
                  <text:p text:style-name="P3">Major Payne <text:tab/><text:tab/>Major Minor</text:p>
                </text:list-item>
                <text:list-item>
                  <text:p text:style-name="P3">Captain Doosche <text:tab/>NULL NULL … etc</text:p>
                </text:list-item>
              </text:list>
            </text:list-item>
          </text:list>
        </text:list-item>
        <text:list-item>
          <text:p text:style-name="P2">cross join</text:p>
        </text:list-item>
        <text:list-item>
          <text:p text:style-name="P2">natural join</text:p>
        </text:list-item>
      </text:list>
      <text:p text:style-name="P1"/>
      <text:p text:style-name="P7"/>
      <text:p text:style-name="P6">SELECT <text:tab/>Fname, Lname, Address</text:p>
      <text:p text:style-name="P6">FROM <text:tab/>(EMPLOYEE JOIN DEPARTMENT ON Dno=Dnumber)</text:p>
      <text:p text:style-name="P6">WHERE <text:tab/>Dname='Research';</text:p>
      <text:p text:style-name="P7"/>
      <text:p text:style-name="P1"/>
      <text:p text:style-name="P1">is equivalent to:</text:p>
      <text:p text:style-name="P7"/>
      <text:p text:style-name="P6">SELECT <text:tab/>Fname, Lname, Address</text:p>
      <text:p text:style-name="P6">FROM<text:tab/><text:tab/>Employee, Department</text:p>
      <text:p text:style-name="P6">WHERE <text:tab/>Dno=Dnumber AND Dname='Research';</text:p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1:10:58.007017446</meta:creation-date>
    <meta:generator>LibreOffice/4.2.6.3$Linux_x86 LibreOffice_project/420m0$Build-3</meta:generator>
    <dc:date>2014-10-06T19:04:11.499477919</dc:date>
    <meta:editing-duration>PT7H21M37S</meta:editing-duration>
    <meta:editing-cycles>2</meta:editing-cycles>
    <meta:document-statistic meta:table-count="0" meta:image-count="0" meta:object-count="0" meta:page-count="1" meta:paragraph-count="28" meta:word-count="131" meta:character-count="683" meta:non-whitespace-character-count="588"/>
  </office:meta>
</office:document-meta>
</file>